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Atavyros" svg:font-family="Atavyros" style:font-pitch="variable"/>
    <style:font-face style:name="Bewilder BRK" svg:font-family="'Bewilder BRK'" style:font-pitch="variable"/>
    <style:font-face style:name="Mysterons BRK" svg:font-family="'Mysterons BRK'" style:font-pitch="variable"/>
    <style:font-face style:name="Liberation Serif" svg:font-family="'Liberation Serif'" style:font-family-generic="roman" style:font-pitch="variable"/>
    <style:font-face style:name="36 days ago Thick BRK" svg:font-family="'36 days ago Thick BRK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text-position="sub 67%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fo:font-size="22pt" fo:font-weight="bold" style:font-size-asian="19.25pt" style:font-weight-asian="bold" style:font-size-complex="22pt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>
      <style:paragraph-properties fo:text-align="center" style:justify-single-word="false"/>
      <style:text-properties fo:font-size="22pt" fo:font-weight="bold" style:font-size-asian="19.25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72pt" fo:font-weight="bold" style:font-size-asian="72pt" style:font-weight-asian="bold" style:font-size-complex="7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tavyros" fo:font-size="72pt" fo:font-weight="bold" style:font-size-asian="72pt" style:font-weight-asian="bold" style:font-size-complex="72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Atavyros" fo:font-size="22pt" fo:font-weight="bold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tavyros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 style:list-style-name="L3"/>
    <style:style style:name="P13" style:family="paragraph" style:parent-style-name="Standard" style:list-style-name="L3"/>
    <style:style style:name="P14" style:family="paragraph" style:parent-style-name="Standard" style:list-style-name="L2">
      <style:text-properties style:text-position="0% 100%"/>
    </style:style>
    <style:style style:name="P15" style:family="paragraph" style:parent-style-name="Standard" style:list-style-name="L2">
      <style:text-properties style:text-position="0% 100%"/>
    </style:style>
    <style:style style:name="P16" style:family="paragraph" style:parent-style-name="Standard">
      <style:text-properties style:text-position="0% 100%"/>
    </style:style>
    <style:style style:name="P17" style:family="paragraph" style:parent-style-name="Standard" style:list-style-name="L4">
      <style:text-properties style:text-position="0% 100%"/>
    </style:style>
    <style:style style:name="P18" style:family="paragraph" style:parent-style-name="Standard" style:list-style-name="L4">
      <style:text-properties style:text-position="0% 100%" fo:font-weight="bold" style:font-weight-asian="bold" style:font-weight-complex="bold"/>
    </style:style>
    <style:style style:name="P19" style:family="paragraph" style:parent-style-name="Standard">
      <style:text-properties style:text-position="0% 100%" fo:font-weight="bold" style:font-weight-asian="bold" style:font-weight-complex="bold"/>
    </style:style>
    <style:style style:name="P20" style:family="paragraph" style:parent-style-name="Standard" style:list-style-name="L4">
      <style:text-properties style:text-position="0% 100%" fo:font-weight="bold" style:font-weight-asian="bold" style:font-weight-complex="bold"/>
    </style:style>
    <style:style style:name="P21" style:family="paragraph" style:parent-style-name="Standard" style:list-style-name="L4">
      <style:text-properties style:text-position="0% 100%"/>
    </style:style>
    <style:style style:name="P22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style:paragraph-properties fo:text-align="center"/>
    </style:style>
    <style:style style:name="T1" style:family="text">
      <style:text-properties style:text-position="super 67%"/>
    </style:style>
    <style:style style:name="T2" style:family="text">
      <style:text-properties style:text-position="sub 67%"/>
    </style:style>
    <style:style style:name="T3" style:family="text">
      <style:text-properties style:text-position="sub 67%" fo:font-weight="bold" style:font-weight-asian="bold" style:font-weight-complex="bold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style:text-position="0% 100%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super 58%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position="sub 58%"/>
    </style:style>
    <style:style style:name="T13" style:family="text">
      <style:text-properties style:text-position="sub 58%" fo:font-weight="bold" style:font-weight-asian="bold" style:font-weight-complex="bold"/>
    </style:style>
    <style:style style:name="T14" style:family="text">
      <style:text-properties style:text-position="sub 58%" fo:font-weight="bold" style:font-weight-asian="bold" style:font-weight-complex="bold"/>
    </style:style>
    <style:style style:name="T15" style:family="text">
      <style:text-properties style:text-position="sub 58%"/>
    </style:style>
    <style:style style:name="T16" style:family="text">
      <style:text-properties style:text-position="sub 58%"/>
    </style:style>
    <style:style style:name="T17" style:family="text">
      <style:text-properties style:text-position="sub 58%" fo:font-weight="normal" style:font-weight-asian="normal" style:font-weight-complex="normal"/>
    </style:style>
    <style:style style:name="T18" style:family="text">
      <style:text-properties style:text-position="sub 58%" fo:font-weight="normal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text:list-style style:name="L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6"/>
      <text:p text:style-name="P8"/>
      <text:p text:style-name="P9"><draw:line text:anchor-type="paragraph" draw:z-index="0" draw:name="Forma1" draw:style-name="gr1" draw:text-style-name="P23" svg:x1="2.12cm" svg:y1="6.092cm" svg:x2="14.965cm" svg:y2="6.092cm"><text:p/></draw:line>Ejercicios Ficha 1</text:p>
      <text:p text:style-name="P11">Sistemas Informáticos</text:p>
      <text:p text:style-name="P8"/>
      <text:p text:style-name="P7"/>
      <text:p text:style-name="P7"/>
      <text:p text:style-name="P7"/>
      <text:p text:style-name="P7"/>
      <text:p text:style-name="P10">Laura Díaz Cheung</text:p>
      <text:p text:style-name="P10">DM1E</text:p>
      <text:p text:style-name="P22">FICHA 1</text:p>
      <text:p text:style-name="P1"/>
      <text:p text:style-name="Standard">Ejercicio 1. </text:p>
      <text:p text:style-name="Standard">Expresa la cantidad según el teorema fundamental de la numeración.</text:p>
      <text:p text:style-name="Standard"/>
      <text:list xml:id="list2971989778" text:style-name="L3">
        <text:list-item>
          <text:p text:style-name="P12"><text:span text:style-name="T10">234,765</text:span> = 2*10³ + 3*10² + 4*10¹ + 7*10<text:span text:style-name="Fuente_20_de_20_párrafo_20_predeter."><text:span text:style-name="T1">-1 </text:span></text:span>+ 6*10<text:span text:style-name="Fuente_20_de_20_párrafo_20_predeter."><text:span text:style-name="T1">-2 </text:span></text:span>+ 5*10<text:span text:style-name="Fuente_20_de_20_párrafo_20_predeter."><text:span text:style-name="T1">-3</text:span></text:span></text:p>
        </text:list-item>
        <text:list-item>
          <text:p text:style-name="P12"><text:span text:style-name="T10">347,21</text:span>= 3*10³ + 4*10² + 7*10¹ + 2*10<text:span text:style-name="Fuente_20_de_20_párrafo_20_predeter."><text:span text:style-name="T1">-1 </text:span></text:span>+ 1*10<text:span text:style-name="Fuente_20_de_20_párrafo_20_predeter."><text:span text:style-name="T1">-2</text:span></text:span></text:p>
        </text:list-item>
        <text:list-item>
          <text:p text:style-name="P12"><text:span text:style-name="Fuente_20_de_20_párrafo_20_predeter."><text:span text:style-name="T5">800,102</text:span></text:span><text:span text:style-name="Fuente_20_de_20_párrafo_20_predeter."><text:span text:style-name="T4">= 8*10³ + 1*10</text:span></text:span><text:span text:style-name="Fuente_20_de_20_párrafo_20_predeter."><text:span text:style-name="T9">-1</text:span></text:span><text:span text:style-name="Fuente_20_de_20_párrafo_20_predeter."><text:span text:style-name="T4">+2*10</text:span></text:span><text:span text:style-name="Fuente_20_de_20_párrafo_20_predeter."><text:span text:style-name="T9">-3</text:span></text:span></text:p>
        </text:list-item>
      </text:list>
      <text:p text:style-name="Standard"/>
      <text:p text:style-name="Standard">Ejercicio 2.</text:p>
      <text:p text:style-name="Standard">Representa en el sistema decimal los siguientes números en distintas bases:</text:p>
      <text:p text:style-name="Standard"/>
      <text:list xml:id="list892841307" text:style-name="L1">
        <text:list-item>
          <text:p text:style-name="P4"><text:span text:style-name="T10">123,45</text:span><text:span text:style-name="Fuente_20_de_20_párrafo_20_predeter."><text:span text:style-name="T3">(6)</text:span></text:span>= 1*6<text:span text:style-name="Fuente_20_de_20_párrafo_20_predeter."><text:span text:style-name="T1">2 </text:span></text:span>+ 2*6<text:span text:style-name="Fuente_20_de_20_párrafo_20_predeter."><text:span text:style-name="T1">1 </text:span></text:span>+ 3*6<text:span text:style-name="Fuente_20_de_20_párrafo_20_predeter."><text:span text:style-name="T1">0 </text:span></text:span>+ 4*6<text:span text:style-name="Fuente_20_de_20_párrafo_20_predeter."><text:span text:style-name="T1">-1 </text:span></text:span>+ 5*6<text:span text:style-name="Fuente_20_de_20_párrafo_20_predeter."><text:span text:style-name="T1">-2 <text:s/></text:span></text:span>= <text:s/>51.8055…<text:span text:style-name="Fuente_20_de_20_párrafo_20_predeter."><text:span text:style-name="T2">(10</text:span></text:span></text:p>
        </text:list-item>
      </text:list>
      <text:p text:style-name="Standard"><text:tab/>He multiplicado cada numero por 6 elevado a la posición en la que esté.</text:p>
      <text:list xml:id="list203653375271714" text:continue-numbering="true" text:style-name="L1">
        <text:list-item>
          <text:p text:style-name="P4"><text:span text:style-name="T10">4300.012</text:span><text:span text:style-name="Fuente_20_de_20_párrafo_20_predeter."><text:span text:style-name="T3">(5</text:span></text:span>= 4*5<text:span text:style-name="Fuente_20_de_20_párrafo_20_predeter."><text:span text:style-name="T1">3 </text:span></text:span>+ 3*5<text:span text:style-name="Fuente_20_de_20_párrafo_20_predeter."><text:span text:style-name="T1">2 </text:span></text:span>+ 1*5<text:span text:style-name="Fuente_20_de_20_párrafo_20_predeter."><text:span text:style-name="T1">-2 </text:span></text:span>+ 2*5<text:span text:style-name="Fuente_20_de_20_párrafo_20_predeter."><text:span text:style-name="T1">-3 </text:span></text:span>= 575.056<text:span text:style-name="Fuente_20_de_20_párrafo_20_predeter."><text:span text:style-name="T2">(10</text:span></text:span></text:p>
        </text:list-item>
        <text:list-item>
          <text:p text:style-name="P4"><text:span text:style-name="T10">1101.0011</text:span><text:span text:style-name="Fuente_20_de_20_párrafo_20_predeter."><text:span text:style-name="T3">(2</text:span></text:span>= 1*2<text:span text:style-name="Fuente_20_de_20_párrafo_20_predeter."><text:span text:style-name="T1">3</text:span></text:span> + 1*2<text:span text:style-name="Fuente_20_de_20_párrafo_20_predeter."><text:span text:style-name="T1">2</text:span></text:span> + 1*2<text:span text:style-name="Fuente_20_de_20_párrafo_20_predeter."><text:span text:style-name="T1">0</text:span></text:span> + 1*2<text:span text:style-name="Fuente_20_de_20_párrafo_20_predeter."><text:span text:style-name="T1">-3</text:span></text:span> + 1*2<text:span text:style-name="Fuente_20_de_20_párrafo_20_predeter."><text:span text:style-name="T1">-4 </text:span></text:span>= 13.1875<text:span text:style-name="Fuente_20_de_20_párrafo_20_predeter."><text:span text:style-name="T2">(10</text:span></text:span></text:p>
        </text:list-item>
      </text:list>
      <text:p text:style-name="P2"/>
      <text:p text:style-name="Standard">Ejercicio 3.</text:p>
      <text:p text:style-name="Standard">Convierte a binario:</text:p>
      <text:p text:style-name="Standard"/>
      <text:list xml:id="list3473854409" text:style-name="L2">
        <text:list-item>
          <text:p text:style-name="P5"><text:span text:style-name="T10">178.2</text:span><text:span text:style-name="Fuente_20_de_20_párrafo_20_predeter."><text:span text:style-name="T3">(8</text:span></text:span>= No se puede realizar porque 8 no es octal, solo son los numero comprendidos entre 0 y 7.</text:p>
        </text:list-item>
        <text:list-item>
          <text:p text:style-name="P5"><text:s/><text:span text:style-name="T10">29,3125</text:span><text:span text:style-name="T13">(10</text:span><text:span text:style-name="T4">= 11101,</text:span><text:span text:style-name="T4">0101</text:span><text:span text:style-name="T12">(2</text:span></text:p>
          <text:p text:style-name="P14">La parte entera la he deducido poniendo : 32 16 8 4 2 1 y voy sumando donde pongo un 1 hasta que me de 29. La parte decimal lo he hecho multiplicando por 2 y el numero entero lo voy poniendo</text:p>
        </text:list-item>
        <text:list-item>
          <text:p text:style-name="P14"><text:span text:style-name="T10">A,B2</text:span><text:span text:style-name="T13">(16</text:span>= 1010,1011<text:span text:style-name="T12">(2</text:span></text:p>
          <text:p text:style-name="P14">He dividido en un grupo de 4.</text:p>
        </text:list-item>
      </text:list>
      <text:p text:style-name="P16"/>
      <text:p text:style-name="P16">Ejercicio 4.</text:p>
      <text:p text:style-name="P16">Convierte a hexadecimal:</text:p>
      <text:p text:style-name="P16"/>
      <text:list xml:id="list903920186" text:style-name="L4">
        <text:list-item>
          <text:p text:style-name="P17"><text:span text:style-name="T10">110010,1101</text:span><text:span text:style-name="T13">(2</text:span>= 62,D<text:span text:style-name="T12">(16</text:span></text:p>
          <text:p text:style-name="P17">He realizado grupos de 4 para pasarlo a hexadecimal.</text:p>
        </text:list-item>
        <text:list-item>
          <text:p text:style-name="P18">56,375<text:span text:style-name="T12">(10</text:span>=<text:span text:style-name="T19"> 111000,</text:span><text:span text:style-name="T19">0101</text:span><text:span text:style-name="T17">(2</text:span><text:span text:style-name="T19"> = 38,5</text:span><text:span text:style-name="T17">(16</text:span></text:p>
          <text:p text:style-name="P18"><text:span text:style-name="T19">P</text:span><text:span text:style-name="T19">rimero he pasado a binario y después a hexadecimal.</text:span></text:p>
        </text:list-item>
        <text:list-item>
          <text:p text:style-name="P18">156,22<text:span text:style-name="T12">(8</text:span><text:span text:style-name="T19">= </text:span><text:span text:style-name="T19">1101110,010010</text:span><text:span text:style-name="T17">(2</text:span><text:span text:style-name="T19">= 6E,48</text:span><text:span text:style-name="T17">(16</text:span></text:p>
        </text:list-item>
      </text:list>
      <text:p text:style-name="P19"><text:span text:style-name="T8"/></text:p>
      <text:p text:style-name="P19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Atavyros" svg:font-family="Atavyros" style:font-pitch="variable"/>
    <style:font-face style:name="Bewilder BRK" svg:font-family="'Bewilder BRK'" style:font-pitch="variable"/>
    <style:font-face style:name="Mysterons BRK" svg:font-family="'Mysterons BRK'" style:font-pitch="variable"/>
    <style:font-face style:name="Liberation Serif" svg:font-family="'Liberation Serif'" style:font-family-generic="roman" style:font-pitch="variable"/>
    <style:font-face style:name="36 days ago Thick BRK" svg:font-family="'36 days ago Thick BRK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9-26T18:53:00Z</meta:creation-date>
    <dc:date>2019-10-02T20:36:38.060113362</dc:date>
    <meta:editing-cycles>5</meta:editing-cycles>
    <meta:editing-duration>PT50M19S</meta:editing-duration>
    <meta:document-statistic meta:table-count="0" meta:image-count="0" meta:object-count="0" meta:page-count="2" meta:paragraph-count="30" meta:word-count="239" meta:character-count="1262" meta:non-whitespace-character-count="1067"/>
    <meta:template xlink:type="simple" xlink:actuate="onRequest" xlink:title="" xlink:href="Normal"/>
  </office:meta>
</office:document-meta>
</file>